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8.36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0.11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7.25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6.47mm" fo:break-before="auto" style:use-optimal-row-height="true"/>
    </style:style>
    <style:style style:name="ro5" style:family="table-row">
      <style:table-row-properties style:row-height="5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ext-properties fo:color="#0000ff" fo:font-size="14pt" style:font-size-asian="14pt" style:font-size-complex="14pt"/>
    </style:style>
    <style:style style:name="ce8" style:family="table-cell" style:parent-style-name="Default" style:data-style-name="N0">
      <style:text-properties fo:font-size="14pt" style:font-size-asian="14pt" style:font-size-complex="14pt"/>
    </style:style>
    <style:style style:name="ce9" style:family="table-cell" style:parent-style-name="Default" style:data-style-name="N0">
      <style:text-properties fo:color="#800080" fo:font-size="14pt" style:font-size-asian="14pt" style:font-size-complex="14pt"/>
    </style:style>
    <style:style style:name="ce10" style:family="table-cell" style:parent-style-name="Default" style:data-style-name="N0">
      <style:text-properties fo:color="#008000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task19" table:style-name="ta1">
        <table:shapes>
          <draw:frame draw:z-index="0" draw:style-name="gr1" draw:text-style-name="P1" svg:width="99.53mm" svg:height="55.98mm" svg:x="91.1mm" svg:y="45.5mm">
            <draw:object draw:notify-on-update-of-ranges="task19.F5:task19.F8 task19.G5:task19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9" table:number-columns-repeated="1012" table:default-cell-style-name="ce3"/>
        <table:table-row table:style-name="ro1">
          <table:table-cell table:style-name="ce11" office:value-type="string" calcext:value-type="string">
            <text:p>номер участника</text:p>
          </table:table-cell>
          <table:table-cell table:style-name="ce11" office:value-type="string" calcext:value-type="string">
            <text:p>пол</text:p>
          </table:table-cell>
          <table:table-cell table:style-name="ce11" office:value-type="string" calcext:value-type="string">
            <text:p>статус</text:p>
          </table:table-cell>
          <table:table-cell table:style-name="ce11" office:value-type="string" calcext:value-type="string">
            <text:p>левая рука</text:p>
          </table:table-cell>
          <table:table-cell table:style-name="ce11" office:value-type="string" calcext:value-type="string">
            <text:p>правая рука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участник 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16"/>
          <table:table-cell table:style-name="ce16" table:formula="of:=AVERAGEIF([.B2:.B1001];&quot;жен&quot;;[.D2:.D1001])" office:value-type="float" office:value="47.7163561076605" calcext:value-type="float">
            <text:p>47,7163561076605</text:p>
          </table:table-cell>
          <table:table-cell table:formula="of:=IF(AND([.B2]=&quot;муж&quot;;[.D2]&gt;[.E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3" calcext:value-type="float">
            <text:p>53</text:p>
          </table:table-cell>
          <table:table-cell table:style-name="ce16"/>
          <table:table-cell table:style-name="ce16" table:formula="of:=SUM([.H2:.H1001])" office:value-type="float" office:value="203" calcext:value-type="float">
            <text:p>203</text:p>
          </table:table-cell>
          <table:table-cell table:formula="of:=IF(AND([.B3]=&quot;муж&quot;;[.D3]&gt;[.E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4" calcext:value-type="float">
            <text:p>64</text:p>
          </table:table-cell>
          <table:table-cell table:style-name="ce16" table:number-columns-repeated="2"/>
          <table:table-cell table:formula="of:=IF(AND([.B4]=&quot;муж&quot;;[.D4]&gt;[.E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8" calcext:value-type="float">
            <text:p>58</text:p>
          </table:table-cell>
          <table:table-cell table:style-name="ce16" office:value-type="string" calcext:value-type="string">
            <text:p>муж.л.</text:p>
          </table:table-cell>
          <table:table-cell table:style-name="ce16" table:formula="of:=AVERAGEIF([.B2:.B1001];&quot;муж&quot;;[.D2:.D1001])" office:value-type="float" office:value="48.6363636363636" calcext:value-type="float">
            <text:p>48,6363636363636</text:p>
          </table:table-cell>
          <table:table-cell table:formula="of:=IF(AND([.B5]=&quot;муж&quot;;[.D5]&gt;[.E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16" office:value-type="string" calcext:value-type="string">
            <text:p>жен.л.</text:p>
          </table:table-cell>
          <table:table-cell table:style-name="ce16" table:formula="of:=AVERAGEIF([.B2:.B1001];&quot;жен&quot;;[.D2:.D1001])" office:value-type="float" office:value="47.7163561076605" calcext:value-type="float">
            <text:p>47,7163561076605</text:p>
          </table:table-cell>
          <table:table-cell table:formula="of:=IF(AND([.B6]=&quot;муж&quot;;[.D6]&gt;[.E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2" calcext:value-type="float">
            <text:p>62</text:p>
          </table:table-cell>
          <table:table-cell table:style-name="ce16" office:value-type="string" calcext:value-type="string">
            <text:p>муж.п.</text:p>
          </table:table-cell>
          <table:table-cell table:style-name="ce16" table:formula="of:=AVERAGEIF([.B2:.B1001];&quot;муж&quot;;[.E2:.E1001])" office:value-type="float" office:value="53.4990328820116" calcext:value-type="float">
            <text:p>53,4990328820116</text:p>
          </table:table-cell>
          <table:table-cell table:formula="of:=IF(AND([.B7]=&quot;муж&quot;;[.D7]&gt;[.E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2" calcext:value-type="float">
            <text:p>42</text:p>
          </table:table-cell>
          <table:table-cell table:style-name="ce16" office:value-type="string" calcext:value-type="string">
            <text:p>жен.п.</text:p>
          </table:table-cell>
          <table:table-cell table:style-name="ce16" table:formula="of:=AVERAGEIF([.B2:.B1001];&quot;жен&quot;;[.E2:.E1001])" office:value-type="float" office:value="55.1076604554866" calcext:value-type="float">
            <text:p>55,1076604554866</text:p>
          </table:table-cell>
          <table:table-cell table:formula="of:=IF(AND([.B8]=&quot;муж&quot;;[.D8]&gt;[.E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9]=&quot;муж&quot;;[.D9]&gt;[.E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0]=&quot;муж&quot;;[.D10]&gt;[.E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1]=&quot;муж&quot;;[.D11]&gt;[.E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12]=&quot;муж&quot;;[.D12]&gt;[.E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13]=&quot;муж&quot;;[.D13]&gt;[.E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14]=&quot;муж&quot;;[.D14]&gt;[.E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15]=&quot;муж&quot;;[.D15]&gt;[.E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16]=&quot;муж&quot;;[.D16]&gt;[.E1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17]=&quot;муж&quot;;[.D17]&gt;[.E1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18]=&quot;муж&quot;;[.D18]&gt;[.E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19]=&quot;муж&quot;;[.D19]&gt;[.E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0]=&quot;муж&quot;;[.D20]&gt;[.E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21]=&quot;муж&quot;;[.D21]&gt;[.E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22]=&quot;муж&quot;;[.D22]&gt;[.E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23]=&quot;муж&quot;;[.D23]&gt;[.E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4]=&quot;муж&quot;;[.D24]&gt;[.E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25]=&quot;муж&quot;;[.D25]&gt;[.E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26]=&quot;муж&quot;;[.D26]&gt;[.E2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27]=&quot;муж&quot;;[.D27]&gt;[.E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28]=&quot;муж&quot;;[.D28]&gt;[.E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29]=&quot;муж&quot;;[.D29]&gt;[.E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30]=&quot;муж&quot;;[.D30]&gt;[.E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67" calcext:value-type="float">
            <text:p>67</text:p>
          </table:table-cell>
          <table:table-cell table:number-columns-repeated="2"/>
          <table:table-cell table:formula="of:=IF(AND([.B31]=&quot;муж&quot;;[.D31]&gt;[.E3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32]=&quot;муж&quot;;[.D32]&gt;[.E3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33]=&quot;муж&quot;;[.D33]&gt;[.E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34]=&quot;муж&quot;;[.D34]&gt;[.E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35]=&quot;муж&quot;;[.D35]&gt;[.E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36]=&quot;муж&quot;;[.D36]&gt;[.E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37]=&quot;муж&quot;;[.D37]&gt;[.E3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number-columns-repeated="2"/>
          <table:table-cell table:formula="of:=IF(AND([.B38]=&quot;муж&quot;;[.D38]&gt;[.E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39]=&quot;муж&quot;;[.D39]&gt;[.E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40]=&quot;муж&quot;;[.D40]&gt;[.E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41]=&quot;муж&quot;;[.D41]&gt;[.E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42]=&quot;муж&quot;;[.D42]&gt;[.E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43]=&quot;муж&quot;;[.D43]&gt;[.E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44]=&quot;муж&quot;;[.D44]&gt;[.E4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45]=&quot;муж&quot;;[.D45]&gt;[.E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46]=&quot;муж&quot;;[.D46]&gt;[.E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47]=&quot;муж&quot;;[.D47]&gt;[.E4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48]=&quot;муж&quot;;[.D48]&gt;[.E4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49]=&quot;муж&quot;;[.D49]&gt;[.E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50]=&quot;муж&quot;;[.D50]&gt;[.E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51]=&quot;муж&quot;;[.D51]&gt;[.E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52]=&quot;муж&quot;;[.D52]&gt;[.E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53]=&quot;муж&quot;;[.D53]&gt;[.E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54]=&quot;муж&quot;;[.D54]&gt;[.E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55]=&quot;муж&quot;;[.D55]&gt;[.E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56]=&quot;муж&quot;;[.D56]&gt;[.E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57]=&quot;муж&quot;;[.D57]&gt;[.E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58]=&quot;муж&quot;;[.D58]&gt;[.E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59]=&quot;муж&quot;;[.D59]&gt;[.E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60]=&quot;муж&quot;;[.D60]&gt;[.E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61]=&quot;муж&quot;;[.D61]&gt;[.E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62]=&quot;муж&quot;;[.D62]&gt;[.E6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63]=&quot;муж&quot;;[.D63]&gt;[.E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64]=&quot;муж&quot;;[.D64]&gt;[.E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65]=&quot;муж&quot;;[.D65]&gt;[.E6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66]=&quot;муж&quot;;[.D66]&gt;[.E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67]=&quot;муж&quot;;[.D67]&gt;[.E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68]=&quot;муж&quot;;[.D68]&gt;[.E6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69]=&quot;муж&quot;;[.D69]&gt;[.E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70]=&quot;муж&quot;;[.D70]&gt;[.E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71]=&quot;муж&quot;;[.D71]&gt;[.E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72]=&quot;муж&quot;;[.D72]&gt;[.E7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73]=&quot;муж&quot;;[.D73]&gt;[.E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74]=&quot;муж&quot;;[.D74]&gt;[.E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64" calcext:value-type="float">
            <text:p>64</text:p>
          </table:table-cell>
          <table:table-cell table:number-columns-repeated="2"/>
          <table:table-cell table:formula="of:=IF(AND([.B75]=&quot;муж&quot;;[.D75]&gt;[.E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76]=&quot;муж&quot;;[.D76]&gt;[.E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77]=&quot;муж&quot;;[.D77]&gt;[.E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78]=&quot;муж&quot;;[.D78]&gt;[.E7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79]=&quot;муж&quot;;[.D79]&gt;[.E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80]=&quot;муж&quot;;[.D80]&gt;[.E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number-columns-repeated="2"/>
          <table:table-cell table:formula="of:=IF(AND([.B81]=&quot;муж&quot;;[.D81]&gt;[.E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82]=&quot;муж&quot;;[.D82]&gt;[.E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number-columns-repeated="2"/>
          <table:table-cell table:formula="of:=IF(AND([.B83]=&quot;муж&quot;;[.D83]&gt;[.E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84]=&quot;муж&quot;;[.D84]&gt;[.E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85]=&quot;муж&quot;;[.D85]&gt;[.E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86]=&quot;муж&quot;;[.D86]&gt;[.E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87]=&quot;муж&quot;;[.D87]&gt;[.E8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88]=&quot;муж&quot;;[.D88]&gt;[.E8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89]=&quot;муж&quot;;[.D89]&gt;[.E8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90]=&quot;муж&quot;;[.D90]&gt;[.E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91]=&quot;муж&quot;;[.D91]&gt;[.E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92]=&quot;муж&quot;;[.D92]&gt;[.E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93]=&quot;муж&quot;;[.D93]&gt;[.E9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94]=&quot;муж&quot;;[.D94]&gt;[.E9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95]=&quot;муж&quot;;[.D95]&gt;[.E9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96]=&quot;муж&quot;;[.D96]&gt;[.E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97]=&quot;муж&quot;;[.D97]&gt;[.E9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98]=&quot;муж&quot;;[.D98]&gt;[.E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99]=&quot;муж&quot;;[.D99]&gt;[.E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100]=&quot;муж&quot;;[.D100]&gt;[.E1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101]=&quot;муж&quot;;[.D101]&gt;[.E1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102]=&quot;муж&quot;;[.D102]&gt;[.E1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103]=&quot;муж&quot;;[.D103]&gt;[.E1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104]=&quot;муж&quot;;[.D104]&gt;[.E1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105]=&quot;муж&quot;;[.D105]&gt;[.E1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106]=&quot;муж&quot;;[.D106]&gt;[.E1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07]=&quot;муж&quot;;[.D107]&gt;[.E10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108]=&quot;муж&quot;;[.D108]&gt;[.E1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109]=&quot;муж&quot;;[.D109]&gt;[.E10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110]=&quot;муж&quot;;[.D110]&gt;[.E1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111]=&quot;муж&quot;;[.D111]&gt;[.E1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112]=&quot;муж&quot;;[.D112]&gt;[.E1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113]=&quot;муж&quot;;[.D113]&gt;[.E1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114]=&quot;муж&quot;;[.D114]&gt;[.E1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115]=&quot;муж&quot;;[.D115]&gt;[.E1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116]=&quot;муж&quot;;[.D116]&gt;[.E1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117]=&quot;муж&quot;;[.D117]&gt;[.E11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118]=&quot;муж&quot;;[.D118]&gt;[.E1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119]=&quot;муж&quot;;[.D119]&gt;[.E11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1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20]=&quot;муж&quot;;[.D120]&gt;[.E12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121]=&quot;муж&quot;;[.D121]&gt;[.E1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122]=&quot;муж&quot;;[.D122]&gt;[.E1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23]=&quot;муж&quot;;[.D123]&gt;[.E1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124]=&quot;муж&quot;;[.D124]&gt;[.E12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125]=&quot;муж&quot;;[.D125]&gt;[.E1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126]=&quot;муж&quot;;[.D126]&gt;[.E1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127]=&quot;муж&quot;;[.D127]&gt;[.E1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128]=&quot;муж&quot;;[.D128]&gt;[.E1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29]=&quot;муж&quot;;[.D129]&gt;[.E1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30]=&quot;муж&quot;;[.D130]&gt;[.E1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131]=&quot;муж&quot;;[.D131]&gt;[.E13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132]=&quot;муж&quot;;[.D132]&gt;[.E13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133]=&quot;муж&quot;;[.D133]&gt;[.E1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134]=&quot;муж&quot;;[.D134]&gt;[.E1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135]=&quot;муж&quot;;[.D135]&gt;[.E1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136]=&quot;муж&quot;;[.D136]&gt;[.E1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137]=&quot;муж&quot;;[.D137]&gt;[.E13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138]=&quot;муж&quot;;[.D138]&gt;[.E1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139]=&quot;муж&quot;;[.D139]&gt;[.E1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140]=&quot;муж&quot;;[.D140]&gt;[.E1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141]=&quot;муж&quot;;[.D141]&gt;[.E1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142]=&quot;муж&quot;;[.D142]&gt;[.E1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143]=&quot;муж&quot;;[.D143]&gt;[.E1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144]=&quot;муж&quot;;[.D144]&gt;[.E1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145]=&quot;муж&quot;;[.D145]&gt;[.E1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146]=&quot;муж&quot;;[.D146]&gt;[.E1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147]=&quot;муж&quot;;[.D147]&gt;[.E14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148]=&quot;муж&quot;;[.D148]&gt;[.E1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149]=&quot;муж&quot;;[.D149]&gt;[.E1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4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150]=&quot;муж&quot;;[.D150]&gt;[.E1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51]=&quot;муж&quot;;[.D151]&gt;[.E1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152]=&quot;муж&quot;;[.D152]&gt;[.E1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153]=&quot;муж&quot;;[.D153]&gt;[.E1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154]=&quot;муж&quot;;[.D154]&gt;[.E1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155]=&quot;муж&quot;;[.D155]&gt;[.E1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156]=&quot;муж&quot;;[.D156]&gt;[.E15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157]=&quot;муж&quot;;[.D157]&gt;[.E1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158]=&quot;муж&quot;;[.D158]&gt;[.E1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159]=&quot;муж&quot;;[.D159]&gt;[.E1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5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60]=&quot;муж&quot;;[.D160]&gt;[.E16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161]=&quot;муж&quot;;[.D161]&gt;[.E1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162]=&quot;муж&quot;;[.D162]&gt;[.E1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163]=&quot;муж&quot;;[.D163]&gt;[.E16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164]=&quot;муж&quot;;[.D164]&gt;[.E16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165]=&quot;муж&quot;;[.D165]&gt;[.E1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166]=&quot;муж&quot;;[.D166]&gt;[.E1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167]=&quot;муж&quot;;[.D167]&gt;[.E1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168]=&quot;муж&quot;;[.D168]&gt;[.E16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169]=&quot;муж&quot;;[.D169]&gt;[.E1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6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170]=&quot;муж&quot;;[.D170]&gt;[.E1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171]=&quot;муж&quot;;[.D171]&gt;[.E1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172]=&quot;муж&quot;;[.D172]&gt;[.E17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173]=&quot;муж&quot;;[.D173]&gt;[.E1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174]=&quot;муж&quot;;[.D174]&gt;[.E17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175]=&quot;муж&quot;;[.D175]&gt;[.E1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176]=&quot;муж&quot;;[.D176]&gt;[.E1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77]=&quot;муж&quot;;[.D177]&gt;[.E1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178]=&quot;муж&quot;;[.D178]&gt;[.E1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179]=&quot;муж&quot;;[.D179]&gt;[.E1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7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180]=&quot;муж&quot;;[.D180]&gt;[.E1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181]=&quot;муж&quot;;[.D181]&gt;[.E1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182]=&quot;муж&quot;;[.D182]&gt;[.E1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183]=&quot;муж&quot;;[.D183]&gt;[.E1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184]=&quot;муж&quot;;[.D184]&gt;[.E1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185]=&quot;муж&quot;;[.D185]&gt;[.E1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186]=&quot;муж&quot;;[.D186]&gt;[.E1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87]=&quot;муж&quot;;[.D187]&gt;[.E1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188]=&quot;муж&quot;;[.D188]&gt;[.E1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189]=&quot;муж&quot;;[.D189]&gt;[.E18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8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190]=&quot;муж&quot;;[.D190]&gt;[.E1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191]=&quot;муж&quot;;[.D191]&gt;[.E1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192]=&quot;муж&quot;;[.D192]&gt;[.E1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193]=&quot;муж&quot;;[.D193]&gt;[.E1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194]=&quot;муж&quot;;[.D194]&gt;[.E1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195]=&quot;муж&quot;;[.D195]&gt;[.E1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number-columns-repeated="2"/>
          <table:table-cell table:formula="of:=IF(AND([.B196]=&quot;муж&quot;;[.D196]&gt;[.E1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197]=&quot;муж&quot;;[.D197]&gt;[.E1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198]=&quot;муж&quot;;[.D198]&gt;[.E1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199]=&quot;муж&quot;;[.D199]&gt;[.E19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200]=&quot;муж&quot;;[.D200]&gt;[.E2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201]=&quot;муж&quot;;[.D201]&gt;[.E2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202]=&quot;муж&quot;;[.D202]&gt;[.E20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203]=&quot;муж&quot;;[.D203]&gt;[.E2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204]=&quot;муж&quot;;[.D204]&gt;[.E2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205]=&quot;муж&quot;;[.D205]&gt;[.E20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206]=&quot;муж&quot;;[.D206]&gt;[.E2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207]=&quot;муж&quot;;[.D207]&gt;[.E20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208]=&quot;муж&quot;;[.D208]&gt;[.E2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209]=&quot;муж&quot;;[.D209]&gt;[.E20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0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210]=&quot;муж&quot;;[.D210]&gt;[.E2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211]=&quot;муж&quot;;[.D211]&gt;[.E2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212]=&quot;муж&quot;;[.D212]&gt;[.E2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13]=&quot;муж&quot;;[.D213]&gt;[.E2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214]=&quot;муж&quot;;[.D214]&gt;[.E2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215]=&quot;муж&quot;;[.D215]&gt;[.E2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216]=&quot;муж&quot;;[.D216]&gt;[.E2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17]=&quot;муж&quot;;[.D217]&gt;[.E2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218]=&quot;муж&quot;;[.D218]&gt;[.E2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219]=&quot;муж&quot;;[.D219]&gt;[.E2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220]=&quot;муж&quot;;[.D220]&gt;[.E2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221]=&quot;муж&quot;;[.D221]&gt;[.E2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222]=&quot;муж&quot;;[.D222]&gt;[.E2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223]=&quot;муж&quot;;[.D223]&gt;[.E22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224]=&quot;муж&quot;;[.D224]&gt;[.E2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25]=&quot;муж&quot;;[.D225]&gt;[.E2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226]=&quot;муж&quot;;[.D226]&gt;[.E2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27]=&quot;муж&quot;;[.D227]&gt;[.E2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228]=&quot;муж&quot;;[.D228]&gt;[.E2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29]=&quot;муж&quot;;[.D229]&gt;[.E2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230]=&quot;муж&quot;;[.D230]&gt;[.E2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231]=&quot;муж&quot;;[.D231]&gt;[.E23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232]=&quot;муж&quot;;[.D232]&gt;[.E23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233]=&quot;муж&quot;;[.D233]&gt;[.E2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34]=&quot;муж&quot;;[.D234]&gt;[.E2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235]=&quot;муж&quot;;[.D235]&gt;[.E23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236]=&quot;муж&quot;;[.D236]&gt;[.E23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237]=&quot;муж&quot;;[.D237]&gt;[.E23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238]=&quot;муж&quot;;[.D238]&gt;[.E23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239]=&quot;муж&quot;;[.D239]&gt;[.E2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3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240]=&quot;муж&quot;;[.D240]&gt;[.E24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241]=&quot;муж&quot;;[.D241]&gt;[.E2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242]=&quot;муж&quot;;[.D242]&gt;[.E2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243]=&quot;муж&quot;;[.D243]&gt;[.E2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244]=&quot;муж&quot;;[.D244]&gt;[.E2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245]=&quot;муж&quot;;[.D245]&gt;[.E24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68" calcext:value-type="float">
            <text:p>68</text:p>
          </table:table-cell>
          <table:table-cell table:number-columns-repeated="2"/>
          <table:table-cell table:formula="of:=IF(AND([.B246]=&quot;муж&quot;;[.D246]&gt;[.E2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47]=&quot;муж&quot;;[.D247]&gt;[.E2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248]=&quot;муж&quot;;[.D248]&gt;[.E2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249]=&quot;муж&quot;;[.D249]&gt;[.E2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4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250]=&quot;муж&quot;;[.D250]&gt;[.E25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251]=&quot;муж&quot;;[.D251]&gt;[.E2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252]=&quot;муж&quot;;[.D252]&gt;[.E2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253]=&quot;муж&quot;;[.D253]&gt;[.E2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254]=&quot;муж&quot;;[.D254]&gt;[.E2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255]=&quot;муж&quot;;[.D255]&gt;[.E25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256]=&quot;муж&quot;;[.D256]&gt;[.E2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257]=&quot;муж&quot;;[.D257]&gt;[.E2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258]=&quot;муж&quot;;[.D258]&gt;[.E2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259]=&quot;муж&quot;;[.D259]&gt;[.E2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260]=&quot;муж&quot;;[.D260]&gt;[.E2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261]=&quot;муж&quot;;[.D261]&gt;[.E2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262]=&quot;муж&quot;;[.D262]&gt;[.E2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263]=&quot;муж&quot;;[.D263]&gt;[.E2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264]=&quot;муж&quot;;[.D264]&gt;[.E2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265]=&quot;муж&quot;;[.D265]&gt;[.E2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266]=&quot;муж&quot;;[.D266]&gt;[.E2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number-columns-repeated="2"/>
          <table:table-cell table:formula="of:=IF(AND([.B267]=&quot;муж&quot;;[.D267]&gt;[.E2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268]=&quot;муж&quot;;[.D268]&gt;[.E2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269]=&quot;муж&quot;;[.D269]&gt;[.E2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270]=&quot;муж&quot;;[.D270]&gt;[.E2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271]=&quot;муж&quot;;[.D271]&gt;[.E2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272]=&quot;муж&quot;;[.D272]&gt;[.E2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273]=&quot;муж&quot;;[.D273]&gt;[.E27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274]=&quot;муж&quot;;[.D274]&gt;[.E27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275]=&quot;муж&quot;;[.D275]&gt;[.E27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276]=&quot;муж&quot;;[.D276]&gt;[.E27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77]=&quot;муж&quot;;[.D277]&gt;[.E2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278]=&quot;муж&quot;;[.D278]&gt;[.E2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279]=&quot;муж&quot;;[.D279]&gt;[.E27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7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280]=&quot;муж&quot;;[.D280]&gt;[.E28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281]=&quot;муж&quot;;[.D281]&gt;[.E2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282]=&quot;муж&quot;;[.D282]&gt;[.E2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283]=&quot;муж&quot;;[.D283]&gt;[.E2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284]=&quot;муж&quot;;[.D284]&gt;[.E2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285]=&quot;муж&quot;;[.D285]&gt;[.E28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286]=&quot;муж&quot;;[.D286]&gt;[.E2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287]=&quot;муж&quot;;[.D287]&gt;[.E2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288]=&quot;муж&quot;;[.D288]&gt;[.E2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289]=&quot;муж&quot;;[.D289]&gt;[.E2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8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290]=&quot;муж&quot;;[.D290]&gt;[.E2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291]=&quot;муж&quot;;[.D291]&gt;[.E2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292]=&quot;муж&quot;;[.D292]&gt;[.E2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293]=&quot;муж&quot;;[.D293]&gt;[.E2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294]=&quot;муж&quot;;[.D294]&gt;[.E2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295]=&quot;муж&quot;;[.D295]&gt;[.E2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296]=&quot;муж&quot;;[.D296]&gt;[.E2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297]=&quot;муж&quot;;[.D297]&gt;[.E2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298]=&quot;муж&quot;;[.D298]&gt;[.E2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299]=&quot;муж&quot;;[.D299]&gt;[.E2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2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300]=&quot;муж&quot;;[.D300]&gt;[.E3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301]=&quot;муж&quot;;[.D301]&gt;[.E30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302]=&quot;муж&quot;;[.D302]&gt;[.E3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303]=&quot;муж&quot;;[.D303]&gt;[.E3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304]=&quot;муж&quot;;[.D304]&gt;[.E30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305]=&quot;муж&quot;;[.D305]&gt;[.E3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306]=&quot;муж&quot;;[.D306]&gt;[.E3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307]=&quot;муж&quot;;[.D307]&gt;[.E3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308]=&quot;муж&quot;;[.D308]&gt;[.E3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309]=&quot;муж&quot;;[.D309]&gt;[.E3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0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310]=&quot;муж&quot;;[.D310]&gt;[.E31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311]=&quot;муж&quot;;[.D311]&gt;[.E3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312]=&quot;муж&quot;;[.D312]&gt;[.E31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313]=&quot;муж&quot;;[.D313]&gt;[.E3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314]=&quot;муж&quot;;[.D314]&gt;[.E3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315]=&quot;муж&quot;;[.D315]&gt;[.E31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316]=&quot;муж&quot;;[.D316]&gt;[.E3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317]=&quot;муж&quot;;[.D317]&gt;[.E31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318]=&quot;муж&quot;;[.D318]&gt;[.E3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319]=&quot;муж&quot;;[.D319]&gt;[.E31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320]=&quot;муж&quot;;[.D320]&gt;[.E3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321]=&quot;муж&quot;;[.D321]&gt;[.E3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322]=&quot;муж&quot;;[.D322]&gt;[.E32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323]=&quot;муж&quot;;[.D323]&gt;[.E3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324]=&quot;муж&quot;;[.D324]&gt;[.E3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325]=&quot;муж&quot;;[.D325]&gt;[.E3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326]=&quot;муж&quot;;[.D326]&gt;[.E32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327]=&quot;муж&quot;;[.D327]&gt;[.E3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328]=&quot;муж&quot;;[.D328]&gt;[.E32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329]=&quot;муж&quot;;[.D329]&gt;[.E3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330]=&quot;муж&quot;;[.D330]&gt;[.E3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331]=&quot;муж&quot;;[.D331]&gt;[.E33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332]=&quot;муж&quot;;[.D332]&gt;[.E33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333]=&quot;муж&quot;;[.D333]&gt;[.E3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334]=&quot;муж&quot;;[.D334]&gt;[.E3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335]=&quot;муж&quot;;[.D335]&gt;[.E33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336]=&quot;муж&quot;;[.D336]&gt;[.E3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337]=&quot;муж&quot;;[.D337]&gt;[.E33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338]=&quot;муж&quot;;[.D338]&gt;[.E33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number-columns-repeated="2"/>
          <table:table-cell table:formula="of:=IF(AND([.B339]=&quot;муж&quot;;[.D339]&gt;[.E3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3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340]=&quot;муж&quot;;[.D340]&gt;[.E34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341]=&quot;муж&quot;;[.D341]&gt;[.E3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342]=&quot;муж&quot;;[.D342]&gt;[.E3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343]=&quot;муж&quot;;[.D343]&gt;[.E3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344]=&quot;муж&quot;;[.D344]&gt;[.E3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345]=&quot;муж&quot;;[.D345]&gt;[.E3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346]=&quot;муж&quot;;[.D346]&gt;[.E3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347]=&quot;муж&quot;;[.D347]&gt;[.E3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348]=&quot;муж&quot;;[.D348]&gt;[.E3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349]=&quot;муж&quot;;[.D349]&gt;[.E3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4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350]=&quot;муж&quot;;[.D350]&gt;[.E3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351]=&quot;муж&quot;;[.D351]&gt;[.E3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352]=&quot;муж&quot;;[.D352]&gt;[.E3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353]=&quot;муж&quot;;[.D353]&gt;[.E3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354]=&quot;муж&quot;;[.D354]&gt;[.E3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355]=&quot;муж&quot;;[.D355]&gt;[.E3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356]=&quot;муж&quot;;[.D356]&gt;[.E3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357]=&quot;муж&quot;;[.D357]&gt;[.E3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358]=&quot;муж&quot;;[.D358]&gt;[.E3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359]=&quot;муж&quot;;[.D359]&gt;[.E35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360]=&quot;муж&quot;;[.D360]&gt;[.E3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361]=&quot;муж&quot;;[.D361]&gt;[.E36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362]=&quot;муж&quot;;[.D362]&gt;[.E3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363]=&quot;муж&quot;;[.D363]&gt;[.E3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364]=&quot;муж&quot;;[.D364]&gt;[.E36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365]=&quot;муж&quot;;[.D365]&gt;[.E36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366]=&quot;муж&quot;;[.D366]&gt;[.E3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367]=&quot;муж&quot;;[.D367]&gt;[.E3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368]=&quot;муж&quot;;[.D368]&gt;[.E3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369]=&quot;муж&quot;;[.D369]&gt;[.E3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6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370]=&quot;муж&quot;;[.D370]&gt;[.E3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371]=&quot;муж&quot;;[.D371]&gt;[.E3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372]=&quot;муж&quot;;[.D372]&gt;[.E3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373]=&quot;муж&quot;;[.D373]&gt;[.E3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374]=&quot;муж&quot;;[.D374]&gt;[.E3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375]=&quot;муж&quot;;[.D375]&gt;[.E37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376]=&quot;муж&quot;;[.D376]&gt;[.E37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377]=&quot;муж&quot;;[.D377]&gt;[.E37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378]=&quot;муж&quot;;[.D378]&gt;[.E37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379]=&quot;муж&quot;;[.D379]&gt;[.E3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7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380]=&quot;муж&quot;;[.D380]&gt;[.E3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381]=&quot;муж&quot;;[.D381]&gt;[.E3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382]=&quot;муж&quot;;[.D382]&gt;[.E3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383]=&quot;муж&quot;;[.D383]&gt;[.E38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384]=&quot;муж&quot;;[.D384]&gt;[.E3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385]=&quot;муж&quot;;[.D385]&gt;[.E3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386]=&quot;муж&quot;;[.D386]&gt;[.E3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387]=&quot;муж&quot;;[.D387]&gt;[.E3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388]=&quot;муж&quot;;[.D388]&gt;[.E3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389]=&quot;муж&quot;;[.D389]&gt;[.E3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8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390]=&quot;муж&quot;;[.D390]&gt;[.E3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391]=&quot;муж&quot;;[.D391]&gt;[.E3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392]=&quot;муж&quot;;[.D392]&gt;[.E3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393]=&quot;муж&quot;;[.D393]&gt;[.E3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394]=&quot;муж&quot;;[.D394]&gt;[.E3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395]=&quot;муж&quot;;[.D395]&gt;[.E3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396]=&quot;муж&quot;;[.D396]&gt;[.E3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397]=&quot;муж&quot;;[.D397]&gt;[.E3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398]=&quot;муж&quot;;[.D398]&gt;[.E39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399]=&quot;муж&quot;;[.D399]&gt;[.E39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3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400]=&quot;муж&quot;;[.D400]&gt;[.E40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401]=&quot;муж&quot;;[.D401]&gt;[.E4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402]=&quot;муж&quot;;[.D402]&gt;[.E4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403]=&quot;муж&quot;;[.D403]&gt;[.E4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404]=&quot;муж&quot;;[.D404]&gt;[.E4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405]=&quot;муж&quot;;[.D405]&gt;[.E4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406]=&quot;муж&quot;;[.D406]&gt;[.E4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407]=&quot;муж&quot;;[.D407]&gt;[.E4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2"/>
          <table:table-cell table:formula="of:=IF(AND([.B408]=&quot;муж&quot;;[.D408]&gt;[.E4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409]=&quot;муж&quot;;[.D409]&gt;[.E4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0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410]=&quot;муж&quot;;[.D410]&gt;[.E4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411]=&quot;муж&quot;;[.D411]&gt;[.E41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412]=&quot;муж&quot;;[.D412]&gt;[.E4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413]=&quot;муж&quot;;[.D413]&gt;[.E4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414]=&quot;муж&quot;;[.D414]&gt;[.E4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415]=&quot;муж&quot;;[.D415]&gt;[.E41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416]=&quot;муж&quot;;[.D416]&gt;[.E4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417]=&quot;муж&quot;;[.D417]&gt;[.E4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418]=&quot;муж&quot;;[.D418]&gt;[.E4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419]=&quot;муж&quot;;[.D419]&gt;[.E4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1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420]=&quot;муж&quot;;[.D420]&gt;[.E42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421]=&quot;муж&quot;;[.D421]&gt;[.E4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422]=&quot;муж&quot;;[.D422]&gt;[.E4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423]=&quot;муж&quot;;[.D423]&gt;[.E4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424]=&quot;муж&quot;;[.D424]&gt;[.E4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425]=&quot;муж&quot;;[.D425]&gt;[.E4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426]=&quot;муж&quot;;[.D426]&gt;[.E4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427]=&quot;муж&quot;;[.D427]&gt;[.E42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428]=&quot;муж&quot;;[.D428]&gt;[.E4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429]=&quot;муж&quot;;[.D429]&gt;[.E4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2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430]=&quot;муж&quot;;[.D430]&gt;[.E43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431]=&quot;муж&quot;;[.D431]&gt;[.E43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432]=&quot;муж&quot;;[.D432]&gt;[.E43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433]=&quot;муж&quot;;[.D433]&gt;[.E4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434]=&quot;муж&quot;;[.D434]&gt;[.E4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435]=&quot;муж&quot;;[.D435]&gt;[.E4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436]=&quot;муж&quot;;[.D436]&gt;[.E4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437]=&quot;муж&quot;;[.D437]&gt;[.E43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438]=&quot;муж&quot;;[.D438]&gt;[.E43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439]=&quot;муж&quot;;[.D439]&gt;[.E43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440]=&quot;муж&quot;;[.D440]&gt;[.E4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441]=&quot;муж&quot;;[.D441]&gt;[.E4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442]=&quot;муж&quot;;[.D442]&gt;[.E4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443]=&quot;муж&quot;;[.D443]&gt;[.E44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444]=&quot;муж&quot;;[.D444]&gt;[.E4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445]=&quot;муж&quot;;[.D445]&gt;[.E4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446]=&quot;муж&quot;;[.D446]&gt;[.E4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447]=&quot;муж&quot;;[.D447]&gt;[.E4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448]=&quot;муж&quot;;[.D448]&gt;[.E4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449]=&quot;муж&quot;;[.D449]&gt;[.E4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4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450]=&quot;муж&quot;;[.D450]&gt;[.E4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451]=&quot;муж&quot;;[.D451]&gt;[.E45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452]=&quot;муж&quot;;[.D452]&gt;[.E4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453]=&quot;муж&quot;;[.D453]&gt;[.E45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454]=&quot;муж&quot;;[.D454]&gt;[.E45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455]=&quot;муж&quot;;[.D455]&gt;[.E4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456]=&quot;муж&quot;;[.D456]&gt;[.E45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457]=&quot;муж&quot;;[.D457]&gt;[.E4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458]=&quot;муж&quot;;[.D458]&gt;[.E4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459]=&quot;муж&quot;;[.D459]&gt;[.E4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460]=&quot;муж&quot;;[.D460]&gt;[.E4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461]=&quot;муж&quot;;[.D461]&gt;[.E46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462]=&quot;муж&quot;;[.D462]&gt;[.E4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463]=&quot;муж&quot;;[.D463]&gt;[.E4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464]=&quot;муж&quot;;[.D464]&gt;[.E4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465]=&quot;муж&quot;;[.D465]&gt;[.E4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466]=&quot;муж&quot;;[.D466]&gt;[.E4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467]=&quot;муж&quot;;[.D467]&gt;[.E46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468]=&quot;муж&quot;;[.D468]&gt;[.E4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469]=&quot;муж&quot;;[.D469]&gt;[.E4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470]=&quot;муж&quot;;[.D470]&gt;[.E4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471]=&quot;муж&quot;;[.D471]&gt;[.E4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472]=&quot;муж&quot;;[.D472]&gt;[.E4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473]=&quot;муж&quot;;[.D473]&gt;[.E4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474]=&quot;муж&quot;;[.D474]&gt;[.E4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475]=&quot;муж&quot;;[.D475]&gt;[.E4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476]=&quot;муж&quot;;[.D476]&gt;[.E4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477]=&quot;муж&quot;;[.D477]&gt;[.E4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478]=&quot;муж&quot;;[.D478]&gt;[.E4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479]=&quot;муж&quot;;[.D479]&gt;[.E47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7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480]=&quot;муж&quot;;[.D480]&gt;[.E48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481]=&quot;муж&quot;;[.D481]&gt;[.E48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482]=&quot;муж&quot;;[.D482]&gt;[.E48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number-columns-repeated="2"/>
          <table:table-cell table:formula="of:=IF(AND([.B483]=&quot;муж&quot;;[.D483]&gt;[.E4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484]=&quot;муж&quot;;[.D484]&gt;[.E4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485]=&quot;муж&quot;;[.D485]&gt;[.E48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486]=&quot;муж&quot;;[.D486]&gt;[.E4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487]=&quot;муж&quot;;[.D487]&gt;[.E4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488]=&quot;муж&quot;;[.D488]&gt;[.E4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489]=&quot;муж&quot;;[.D489]&gt;[.E48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8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490]=&quot;муж&quot;;[.D490]&gt;[.E4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491]=&quot;муж&quot;;[.D491]&gt;[.E4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492]=&quot;муж&quot;;[.D492]&gt;[.E4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493]=&quot;муж&quot;;[.D493]&gt;[.E4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494]=&quot;муж&quot;;[.D494]&gt;[.E49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495]=&quot;муж&quot;;[.D495]&gt;[.E4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496]=&quot;муж&quot;;[.D496]&gt;[.E4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497]=&quot;муж&quot;;[.D497]&gt;[.E4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498]=&quot;муж&quot;;[.D498]&gt;[.E4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499]=&quot;муж&quot;;[.D499]&gt;[.E4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4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500]=&quot;муж&quot;;[.D500]&gt;[.E5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501]=&quot;муж&quot;;[.D501]&gt;[.E5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502]=&quot;муж&quot;;[.D502]&gt;[.E5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503]=&quot;муж&quot;;[.D503]&gt;[.E5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504]=&quot;муж&quot;;[.D504]&gt;[.E5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505]=&quot;муж&quot;;[.D505]&gt;[.E5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506]=&quot;муж&quot;;[.D506]&gt;[.E5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507]=&quot;муж&quot;;[.D507]&gt;[.E5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508]=&quot;муж&quot;;[.D508]&gt;[.E50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509]=&quot;муж&quot;;[.D509]&gt;[.E5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0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510]=&quot;муж&quot;;[.D510]&gt;[.E51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511]=&quot;муж&quot;;[.D511]&gt;[.E51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512]=&quot;муж&quot;;[.D512]&gt;[.E5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513]=&quot;муж&quot;;[.D513]&gt;[.E5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514]=&quot;муж&quot;;[.D514]&gt;[.E51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515]=&quot;муж&quot;;[.D515]&gt;[.E5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516]=&quot;муж&quot;;[.D516]&gt;[.E5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517]=&quot;муж&quot;;[.D517]&gt;[.E51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518]=&quot;муж&quot;;[.D518]&gt;[.E5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519]=&quot;муж&quot;;[.D519]&gt;[.E5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520]=&quot;муж&quot;;[.D520]&gt;[.E5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number-columns-repeated="2"/>
          <table:table-cell table:formula="of:=IF(AND([.B521]=&quot;муж&quot;;[.D521]&gt;[.E5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522]=&quot;муж&quot;;[.D522]&gt;[.E5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523]=&quot;муж&quot;;[.D523]&gt;[.E5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524]=&quot;муж&quot;;[.D524]&gt;[.E5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525]=&quot;муж&quot;;[.D525]&gt;[.E52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526]=&quot;муж&quot;;[.D526]&gt;[.E5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527]=&quot;муж&quot;;[.D527]&gt;[.E5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528]=&quot;муж&quot;;[.D528]&gt;[.E5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529]=&quot;муж&quot;;[.D529]&gt;[.E5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530]=&quot;муж&quot;;[.D530]&gt;[.E5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531]=&quot;муж&quot;;[.D531]&gt;[.E53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532]=&quot;муж&quot;;[.D532]&gt;[.E53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533]=&quot;муж&quot;;[.D533]&gt;[.E5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534]=&quot;муж&quot;;[.D534]&gt;[.E5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535]=&quot;муж&quot;;[.D535]&gt;[.E5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536]=&quot;муж&quot;;[.D536]&gt;[.E5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537]=&quot;муж&quot;;[.D537]&gt;[.E53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538]=&quot;муж&quot;;[.D538]&gt;[.E5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539]=&quot;муж&quot;;[.D539]&gt;[.E5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540]=&quot;муж&quot;;[.D540]&gt;[.E5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541]=&quot;муж&quot;;[.D541]&gt;[.E5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542]=&quot;муж&quot;;[.D542]&gt;[.E5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543]=&quot;муж&quot;;[.D543]&gt;[.E5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544]=&quot;муж&quot;;[.D544]&gt;[.E5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545]=&quot;муж&quot;;[.D545]&gt;[.E5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546]=&quot;муж&quot;;[.D546]&gt;[.E5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547]=&quot;муж&quot;;[.D547]&gt;[.E5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548]=&quot;муж&quot;;[.D548]&gt;[.E5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549]=&quot;муж&quot;;[.D549]&gt;[.E5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4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550]=&quot;муж&quot;;[.D550]&gt;[.E5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551]=&quot;муж&quot;;[.D551]&gt;[.E5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552]=&quot;муж&quot;;[.D552]&gt;[.E55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553]=&quot;муж&quot;;[.D553]&gt;[.E5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554]=&quot;муж&quot;;[.D554]&gt;[.E5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555]=&quot;муж&quot;;[.D555]&gt;[.E5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556]=&quot;муж&quot;;[.D556]&gt;[.E5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557]=&quot;муж&quot;;[.D557]&gt;[.E55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558]=&quot;муж&quot;;[.D558]&gt;[.E5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559]=&quot;муж&quot;;[.D559]&gt;[.E5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5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560]=&quot;муж&quot;;[.D560]&gt;[.E56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561]=&quot;муж&quot;;[.D561]&gt;[.E5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562]=&quot;муж&quot;;[.D562]&gt;[.E5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563]=&quot;муж&quot;;[.D563]&gt;[.E5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564]=&quot;муж&quot;;[.D564]&gt;[.E56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565]=&quot;муж&quot;;[.D565]&gt;[.E56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566]=&quot;муж&quot;;[.D566]&gt;[.E5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567]=&quot;муж&quot;;[.D567]&gt;[.E5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568]=&quot;муж&quot;;[.D568]&gt;[.E5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569]=&quot;муж&quot;;[.D569]&gt;[.E5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570]=&quot;муж&quot;;[.D570]&gt;[.E57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571]=&quot;муж&quot;;[.D571]&gt;[.E5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572]=&quot;муж&quot;;[.D572]&gt;[.E57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573]=&quot;муж&quot;;[.D573]&gt;[.E5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574]=&quot;муж&quot;;[.D574]&gt;[.E5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575]=&quot;муж&quot;;[.D575]&gt;[.E5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576]=&quot;муж&quot;;[.D576]&gt;[.E5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577]=&quot;муж&quot;;[.D577]&gt;[.E5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578]=&quot;муж&quot;;[.D578]&gt;[.E57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579]=&quot;муж&quot;;[.D579]&gt;[.E57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7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580]=&quot;муж&quot;;[.D580]&gt;[.E5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581]=&quot;муж&quot;;[.D581]&gt;[.E5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582]=&quot;муж&quot;;[.D582]&gt;[.E5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583]=&quot;муж&quot;;[.D583]&gt;[.E5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584]=&quot;муж&quot;;[.D584]&gt;[.E5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585]=&quot;муж&quot;;[.D585]&gt;[.E5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586]=&quot;муж&quot;;[.D586]&gt;[.E58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587]=&quot;муж&quot;;[.D587]&gt;[.E5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588]=&quot;муж&quot;;[.D588]&gt;[.E5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589]=&quot;муж&quot;;[.D589]&gt;[.E5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8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590]=&quot;муж&quot;;[.D590]&gt;[.E59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591]=&quot;муж&quot;;[.D591]&gt;[.E59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592]=&quot;муж&quot;;[.D592]&gt;[.E59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593]=&quot;муж&quot;;[.D593]&gt;[.E5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594]=&quot;муж&quot;;[.D594]&gt;[.E59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595]=&quot;муж&quot;;[.D595]&gt;[.E5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number-columns-repeated="2"/>
          <table:table-cell table:formula="of:=IF(AND([.B596]=&quot;муж&quot;;[.D596]&gt;[.E5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597]=&quot;муж&quot;;[.D597]&gt;[.E5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598]=&quot;муж&quot;;[.D598]&gt;[.E5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599]=&quot;муж&quot;;[.D599]&gt;[.E5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5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600]=&quot;муж&quot;;[.D600]&gt;[.E60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601]=&quot;муж&quot;;[.D601]&gt;[.E6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602]=&quot;муж&quot;;[.D602]&gt;[.E6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603]=&quot;муж&quot;;[.D603]&gt;[.E60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604]=&quot;муж&quot;;[.D604]&gt;[.E6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605]=&quot;муж&quot;;[.D605]&gt;[.E6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06]=&quot;муж&quot;;[.D606]&gt;[.E6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607]=&quot;муж&quot;;[.D607]&gt;[.E6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608]=&quot;муж&quot;;[.D608]&gt;[.E6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609]=&quot;муж&quot;;[.D609]&gt;[.E6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0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610]=&quot;муж&quot;;[.D610]&gt;[.E6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611]=&quot;муж&quot;;[.D611]&gt;[.E6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612]=&quot;муж&quot;;[.D612]&gt;[.E6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613]=&quot;муж&quot;;[.D613]&gt;[.E6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14]=&quot;муж&quot;;[.D614]&gt;[.E6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615]=&quot;муж&quot;;[.D615]&gt;[.E6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616]=&quot;муж&quot;;[.D616]&gt;[.E6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617]=&quot;муж&quot;;[.D617]&gt;[.E6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618]=&quot;муж&quot;;[.D618]&gt;[.E61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619]=&quot;муж&quot;;[.D619]&gt;[.E61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1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620]=&quot;муж&quot;;[.D620]&gt;[.E6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621]=&quot;муж&quot;;[.D621]&gt;[.E6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622]=&quot;муж&quot;;[.D622]&gt;[.E6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623]=&quot;муж&quot;;[.D623]&gt;[.E6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624]=&quot;муж&quot;;[.D624]&gt;[.E6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625]=&quot;муж&quot;;[.D625]&gt;[.E6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626]=&quot;муж&quot;;[.D626]&gt;[.E6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627]=&quot;муж&quot;;[.D627]&gt;[.E6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628]=&quot;муж&quot;;[.D628]&gt;[.E6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629]=&quot;муж&quot;;[.D629]&gt;[.E6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2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630]=&quot;муж&quot;;[.D630]&gt;[.E6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31]=&quot;муж&quot;;[.D631]&gt;[.E63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632]=&quot;муж&quot;;[.D632]&gt;[.E63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633]=&quot;муж&quot;;[.D633]&gt;[.E6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634]=&quot;муж&quot;;[.D634]&gt;[.E6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635]=&quot;муж&quot;;[.D635]&gt;[.E6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636]=&quot;муж&quot;;[.D636]&gt;[.E6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637]=&quot;муж&quot;;[.D637]&gt;[.E63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638]=&quot;муж&quot;;[.D638]&gt;[.E6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639]=&quot;муж&quot;;[.D639]&gt;[.E6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640]=&quot;муж&quot;;[.D640]&gt;[.E6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641]=&quot;муж&quot;;[.D641]&gt;[.E6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42]=&quot;муж&quot;;[.D642]&gt;[.E6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643]=&quot;муж&quot;;[.D643]&gt;[.E64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644]=&quot;муж&quot;;[.D644]&gt;[.E6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645]=&quot;муж&quot;;[.D645]&gt;[.E6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646]=&quot;муж&quot;;[.D646]&gt;[.E6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647]=&quot;муж&quot;;[.D647]&gt;[.E6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648]=&quot;муж&quot;;[.D648]&gt;[.E64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649]=&quot;муж&quot;;[.D649]&gt;[.E64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4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650]=&quot;муж&quot;;[.D650]&gt;[.E6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651]=&quot;муж&quot;;[.D651]&gt;[.E65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652]=&quot;муж&quot;;[.D652]&gt;[.E6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653]=&quot;муж&quot;;[.D653]&gt;[.E6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654]=&quot;муж&quot;;[.D654]&gt;[.E65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655]=&quot;муж&quot;;[.D655]&gt;[.E6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656]=&quot;муж&quot;;[.D656]&gt;[.E6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657]=&quot;муж&quot;;[.D657]&gt;[.E6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658]=&quot;муж&quot;;[.D658]&gt;[.E6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659]=&quot;муж&quot;;[.D659]&gt;[.E6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660]=&quot;муж&quot;;[.D660]&gt;[.E6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661]=&quot;муж&quot;;[.D661]&gt;[.E66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662]=&quot;муж&quot;;[.D662]&gt;[.E66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663]=&quot;муж&quot;;[.D663]&gt;[.E6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664]=&quot;муж&quot;;[.D664]&gt;[.E66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665]=&quot;муж&quot;;[.D665]&gt;[.E6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666]=&quot;муж&quot;;[.D666]&gt;[.E6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667]=&quot;муж&quot;;[.D667]&gt;[.E6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668]=&quot;муж&quot;;[.D668]&gt;[.E6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669]=&quot;муж&quot;;[.D669]&gt;[.E6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670]=&quot;муж&quot;;[.D670]&gt;[.E6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71]=&quot;муж&quot;;[.D671]&gt;[.E67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672]=&quot;муж&quot;;[.D672]&gt;[.E6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673]=&quot;муж&quot;;[.D673]&gt;[.E6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674]=&quot;муж&quot;;[.D674]&gt;[.E6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675]=&quot;муж&quot;;[.D675]&gt;[.E67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676]=&quot;муж&quot;;[.D676]&gt;[.E6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677]=&quot;муж&quot;;[.D677]&gt;[.E6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678]=&quot;муж&quot;;[.D678]&gt;[.E6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679]=&quot;муж&quot;;[.D679]&gt;[.E6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7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680]=&quot;муж&quot;;[.D680]&gt;[.E6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681]=&quot;муж&quot;;[.D681]&gt;[.E6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682]=&quot;муж&quot;;[.D682]&gt;[.E68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683]=&quot;муж&quot;;[.D683]&gt;[.E6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684]=&quot;муж&quot;;[.D684]&gt;[.E6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685]=&quot;муж&quot;;[.D685]&gt;[.E6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686]=&quot;муж&quot;;[.D686]&gt;[.E68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687]=&quot;муж&quot;;[.D687]&gt;[.E6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688]=&quot;муж&quot;;[.D688]&gt;[.E6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689]=&quot;муж&quot;;[.D689]&gt;[.E6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8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690]=&quot;муж&quot;;[.D690]&gt;[.E6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691]=&quot;муж&quot;;[.D691]&gt;[.E69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692]=&quot;муж&quot;;[.D692]&gt;[.E69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693]=&quot;муж&quot;;[.D693]&gt;[.E6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694]=&quot;муж&quot;;[.D694]&gt;[.E6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695]=&quot;муж&quot;;[.D695]&gt;[.E6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696]=&quot;муж&quot;;[.D696]&gt;[.E6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697]=&quot;муж&quot;;[.D697]&gt;[.E6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698]=&quot;муж&quot;;[.D698]&gt;[.E6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699]=&quot;муж&quot;;[.D699]&gt;[.E6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69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700]=&quot;муж&quot;;[.D700]&gt;[.E70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701]=&quot;муж&quot;;[.D701]&gt;[.E70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702]=&quot;муж&quot;;[.D702]&gt;[.E7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703]=&quot;муж&quot;;[.D703]&gt;[.E7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704]=&quot;муж&quot;;[.D704]&gt;[.E7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705]=&quot;муж&quot;;[.D705]&gt;[.E7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706]=&quot;муж&quot;;[.D706]&gt;[.E7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707]=&quot;муж&quot;;[.D707]&gt;[.E7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708]=&quot;муж&quot;;[.D708]&gt;[.E70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709]=&quot;муж&quot;;[.D709]&gt;[.E70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0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number-columns-repeated="2"/>
          <table:table-cell table:formula="of:=IF(AND([.B710]=&quot;муж&quot;;[.D710]&gt;[.E7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711]=&quot;муж&quot;;[.D711]&gt;[.E7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712]=&quot;муж&quot;;[.D712]&gt;[.E7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713]=&quot;муж&quot;;[.D713]&gt;[.E7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714]=&quot;муж&quot;;[.D714]&gt;[.E7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715]=&quot;муж&quot;;[.D715]&gt;[.E7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716]=&quot;муж&quot;;[.D716]&gt;[.E7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17]=&quot;муж&quot;;[.D717]&gt;[.E7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718]=&quot;муж&quot;;[.D718]&gt;[.E7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719]=&quot;муж&quot;;[.D719]&gt;[.E7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720]=&quot;муж&quot;;[.D720]&gt;[.E7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721]=&quot;муж&quot;;[.D721]&gt;[.E7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722]=&quot;муж&quot;;[.D722]&gt;[.E7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723]=&quot;муж&quot;;[.D723]&gt;[.E7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724]=&quot;муж&quot;;[.D724]&gt;[.E72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725]=&quot;муж&quot;;[.D725]&gt;[.E7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726]=&quot;муж&quot;;[.D726]&gt;[.E7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27]=&quot;муж&quot;;[.D727]&gt;[.E7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728]=&quot;муж&quot;;[.D728]&gt;[.E7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729]=&quot;муж&quot;;[.D729]&gt;[.E7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730]=&quot;муж&quot;;[.D730]&gt;[.E7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731]=&quot;муж&quot;;[.D731]&gt;[.E73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732]=&quot;муж&quot;;[.D732]&gt;[.E73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733]=&quot;муж&quot;;[.D733]&gt;[.E7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734]=&quot;муж&quot;;[.D734]&gt;[.E73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735]=&quot;муж&quot;;[.D735]&gt;[.E7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736]=&quot;муж&quot;;[.D736]&gt;[.E7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737]=&quot;муж&quot;;[.D737]&gt;[.E73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738]=&quot;муж&quot;;[.D738]&gt;[.E7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739]=&quot;муж&quot;;[.D739]&gt;[.E73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740]=&quot;муж&quot;;[.D740]&gt;[.E7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741]=&quot;муж&quot;;[.D741]&gt;[.E7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42]=&quot;муж&quot;;[.D742]&gt;[.E74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743]=&quot;муж&quot;;[.D743]&gt;[.E7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744]=&quot;муж&quot;;[.D744]&gt;[.E7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745]=&quot;муж&quot;;[.D745]&gt;[.E7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746]=&quot;муж&quot;;[.D746]&gt;[.E7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747]=&quot;муж&quot;;[.D747]&gt;[.E74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748]=&quot;муж&quot;;[.D748]&gt;[.E74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number-columns-repeated="2"/>
          <table:table-cell table:formula="of:=IF(AND([.B749]=&quot;муж&quot;;[.D749]&gt;[.E7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4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750]=&quot;муж&quot;;[.D750]&gt;[.E7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51]=&quot;муж&quot;;[.D751]&gt;[.E7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752]=&quot;муж&quot;;[.D752]&gt;[.E7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753]=&quot;муж&quot;;[.D753]&gt;[.E7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754]=&quot;муж&quot;;[.D754]&gt;[.E75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755]=&quot;муж&quot;;[.D755]&gt;[.E75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756]=&quot;муж&quot;;[.D756]&gt;[.E7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757]=&quot;муж&quot;;[.D757]&gt;[.E7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758]=&quot;муж&quot;;[.D758]&gt;[.E7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759]=&quot;муж&quot;;[.D759]&gt;[.E7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760]=&quot;муж&quot;;[.D760]&gt;[.E7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761]=&quot;муж&quot;;[.D761]&gt;[.E7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762]=&quot;муж&quot;;[.D762]&gt;[.E7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763]=&quot;муж&quot;;[.D763]&gt;[.E7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764]=&quot;муж&quot;;[.D764]&gt;[.E7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765]=&quot;муж&quot;;[.D765]&gt;[.E7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766]=&quot;муж&quot;;[.D766]&gt;[.E7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767]=&quot;муж&quot;;[.D767]&gt;[.E7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768]=&quot;муж&quot;;[.D768]&gt;[.E7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769]=&quot;муж&quot;;[.D769]&gt;[.E76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6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770]=&quot;муж&quot;;[.D770]&gt;[.E7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771]=&quot;муж&quot;;[.D771]&gt;[.E7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772]=&quot;муж&quot;;[.D772]&gt;[.E7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773]=&quot;муж&quot;;[.D773]&gt;[.E77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74]=&quot;муж&quot;;[.D774]&gt;[.E7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775]=&quot;муж&quot;;[.D775]&gt;[.E7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776]=&quot;муж&quot;;[.D776]&gt;[.E7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777]=&quot;муж&quot;;[.D777]&gt;[.E7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778]=&quot;муж&quot;;[.D778]&gt;[.E7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779]=&quot;муж&quot;;[.D779]&gt;[.E7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7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780]=&quot;муж&quot;;[.D780]&gt;[.E7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/>
          <table:table-cell table:formula="of:=IF(AND([.B781]=&quot;муж&quot;;[.D781]&gt;[.E7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782]=&quot;муж&quot;;[.D782]&gt;[.E7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783]=&quot;муж&quot;;[.D783]&gt;[.E7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784]=&quot;муж&quot;;[.D784]&gt;[.E78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785]=&quot;муж&quot;;[.D785]&gt;[.E7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786]=&quot;муж&quot;;[.D786]&gt;[.E7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787]=&quot;муж&quot;;[.D787]&gt;[.E7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788]=&quot;муж&quot;;[.D788]&gt;[.E7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789]=&quot;муж&quot;;[.D789]&gt;[.E7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8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790]=&quot;муж&quot;;[.D790]&gt;[.E7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/>
          <table:table-cell table:formula="of:=IF(AND([.B791]=&quot;муж&quot;;[.D791]&gt;[.E7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792]=&quot;муж&quot;;[.D792]&gt;[.E7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793]=&quot;муж&quot;;[.D793]&gt;[.E7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794]=&quot;муж&quot;;[.D794]&gt;[.E7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795]=&quot;муж&quot;;[.D795]&gt;[.E79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796]=&quot;муж&quot;;[.D796]&gt;[.E7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797]=&quot;муж&quot;;[.D797]&gt;[.E7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798]=&quot;муж&quot;;[.D798]&gt;[.E7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799]=&quot;муж&quot;;[.D799]&gt;[.E79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79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800]=&quot;муж&quot;;[.D800]&gt;[.E8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801]=&quot;муж&quot;;[.D801]&gt;[.E80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802]=&quot;муж&quot;;[.D802]&gt;[.E80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803]=&quot;муж&quot;;[.D803]&gt;[.E8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804]=&quot;муж&quot;;[.D804]&gt;[.E8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805]=&quot;муж&quot;;[.D805]&gt;[.E8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806]=&quot;муж&quot;;[.D806]&gt;[.E8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807]=&quot;муж&quot;;[.D807]&gt;[.E80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808]=&quot;муж&quot;;[.D808]&gt;[.E80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809]=&quot;муж&quot;;[.D809]&gt;[.E8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0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810]=&quot;муж&quot;;[.D810]&gt;[.E8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811]=&quot;муж&quot;;[.D811]&gt;[.E81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812]=&quot;муж&quot;;[.D812]&gt;[.E8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813]=&quot;муж&quot;;[.D813]&gt;[.E8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814]=&quot;муж&quot;;[.D814]&gt;[.E8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IF(AND([.B815]=&quot;муж&quot;;[.D815]&gt;[.E8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816]=&quot;муж&quot;;[.D816]&gt;[.E8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817]=&quot;муж&quot;;[.D817]&gt;[.E8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818]=&quot;муж&quot;;[.D818]&gt;[.E8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819]=&quot;муж&quot;;[.D819]&gt;[.E81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820]=&quot;муж&quot;;[.D820]&gt;[.E8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821]=&quot;муж&quot;;[.D821]&gt;[.E8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822]=&quot;муж&quot;;[.D822]&gt;[.E8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823]=&quot;муж&quot;;[.D823]&gt;[.E8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824]=&quot;муж&quot;;[.D824]&gt;[.E82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825]=&quot;муж&quot;;[.D825]&gt;[.E82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826]=&quot;муж&quot;;[.D826]&gt;[.E82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827]=&quot;муж&quot;;[.D827]&gt;[.E8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828]=&quot;муж&quot;;[.D828]&gt;[.E8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829]=&quot;муж&quot;;[.D829]&gt;[.E8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2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830]=&quot;муж&quot;;[.D830]&gt;[.E83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831]=&quot;муж&quot;;[.D831]&gt;[.E83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832]=&quot;муж&quot;;[.D832]&gt;[.E83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833]=&quot;муж&quot;;[.D833]&gt;[.E8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834]=&quot;муж&quot;;[.D834]&gt;[.E83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835]=&quot;муж&quot;;[.D835]&gt;[.E8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836]=&quot;муж&quot;;[.D836]&gt;[.E8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837]=&quot;муж&quot;;[.D837]&gt;[.E83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838]=&quot;муж&quot;;[.D838]&gt;[.E8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839]=&quot;муж&quot;;[.D839]&gt;[.E8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3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840]=&quot;муж&quot;;[.D840]&gt;[.E8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841]=&quot;муж&quot;;[.D841]&gt;[.E84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842]=&quot;муж&quot;;[.D842]&gt;[.E8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843]=&quot;муж&quot;;[.D843]&gt;[.E84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844]=&quot;муж&quot;;[.D844]&gt;[.E84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845]=&quot;муж&quot;;[.D845]&gt;[.E8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846]=&quot;муж&quot;;[.D846]&gt;[.E84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847]=&quot;муж&quot;;[.D847]&gt;[.E8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848]=&quot;муж&quot;;[.D848]&gt;[.E84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849]=&quot;муж&quot;;[.D849]&gt;[.E8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4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850]=&quot;муж&quot;;[.D850]&gt;[.E8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851]=&quot;муж&quot;;[.D851]&gt;[.E8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852]=&quot;муж&quot;;[.D852]&gt;[.E8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IF(AND([.B853]=&quot;муж&quot;;[.D853]&gt;[.E8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IF(AND([.B854]=&quot;муж&quot;;[.D854]&gt;[.E85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855]=&quot;муж&quot;;[.D855]&gt;[.E85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856]=&quot;муж&quot;;[.D856]&gt;[.E8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IF(AND([.B857]=&quot;муж&quot;;[.D857]&gt;[.E8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858]=&quot;муж&quot;;[.D858]&gt;[.E85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859]=&quot;муж&quot;;[.D859]&gt;[.E8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860]=&quot;муж&quot;;[.D860]&gt;[.E8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IF(AND([.B861]=&quot;муж&quot;;[.D861]&gt;[.E8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862]=&quot;муж&quot;;[.D862]&gt;[.E86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863]=&quot;муж&quot;;[.D863]&gt;[.E86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864]=&quot;муж&quot;;[.D864]&gt;[.E8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865]=&quot;муж&quot;;[.D865]&gt;[.E8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866]=&quot;муж&quot;;[.D866]&gt;[.E8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867]=&quot;муж&quot;;[.D867]&gt;[.E8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IF(AND([.B868]=&quot;муж&quot;;[.D868]&gt;[.E86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869]=&quot;муж&quot;;[.D869]&gt;[.E86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6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870]=&quot;муж&quot;;[.D870]&gt;[.E87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871]=&quot;муж&quot;;[.D871]&gt;[.E8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872]=&quot;муж&quot;;[.D872]&gt;[.E8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873]=&quot;муж&quot;;[.D873]&gt;[.E8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874]=&quot;муж&quot;;[.D874]&gt;[.E87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875]=&quot;муж&quot;;[.D875]&gt;[.E8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876]=&quot;муж&quot;;[.D876]&gt;[.E87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877]=&quot;муж&quot;;[.D877]&gt;[.E8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878]=&quot;муж&quot;;[.D878]&gt;[.E8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879]=&quot;муж&quot;;[.D879]&gt;[.E8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7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880]=&quot;муж&quot;;[.D880]&gt;[.E8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881]=&quot;муж&quot;;[.D881]&gt;[.E88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882]=&quot;муж&quot;;[.D882]&gt;[.E88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883]=&quot;муж&quot;;[.D883]&gt;[.E8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884]=&quot;муж&quot;;[.D884]&gt;[.E8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885]=&quot;муж&quot;;[.D885]&gt;[.E88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IF(AND([.B886]=&quot;муж&quot;;[.D886]&gt;[.E8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887]=&quot;муж&quot;;[.D887]&gt;[.E8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888]=&quot;муж&quot;;[.D888]&gt;[.E8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889]=&quot;муж&quot;;[.D889]&gt;[.E88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8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IF(AND([.B890]=&quot;муж&quot;;[.D890]&gt;[.E890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891]=&quot;муж&quot;;[.D891]&gt;[.E8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892]=&quot;муж&quot;;[.D892]&gt;[.E8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893]=&quot;муж&quot;;[.D893]&gt;[.E8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IF(AND([.B894]=&quot;муж&quot;;[.D894]&gt;[.E8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895]=&quot;муж&quot;;[.D895]&gt;[.E8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896]=&quot;муж&quot;;[.D896]&gt;[.E89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897]=&quot;муж&quot;;[.D897]&gt;[.E8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898]=&quot;муж&quot;;[.D898]&gt;[.E8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899]=&quot;муж&quot;;[.D899]&gt;[.E89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89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900]=&quot;муж&quot;;[.D900]&gt;[.E9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IF(AND([.B901]=&quot;муж&quot;;[.D901]&gt;[.E9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902]=&quot;муж&quot;;[.D902]&gt;[.E90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903]=&quot;муж&quot;;[.D903]&gt;[.E90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04]=&quot;муж&quot;;[.D904]&gt;[.E90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05]=&quot;муж&quot;;[.D905]&gt;[.E90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IF(AND([.B906]=&quot;муж&quot;;[.D906]&gt;[.E90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907]=&quot;муж&quot;;[.D907]&gt;[.E907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08]=&quot;муж&quot;;[.D908]&gt;[.E90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909]=&quot;муж&quot;;[.D909]&gt;[.E90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0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910]=&quot;муж&quot;;[.D910]&gt;[.E91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911]=&quot;муж&quot;;[.D911]&gt;[.E91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912]=&quot;муж&quot;;[.D912]&gt;[.E91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913]=&quot;муж&quot;;[.D913]&gt;[.E91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14]=&quot;муж&quot;;[.D914]&gt;[.E91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915]=&quot;муж&quot;;[.D915]&gt;[.E91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916]=&quot;муж&quot;;[.D916]&gt;[.E91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917]=&quot;муж&quot;;[.D917]&gt;[.E91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918]=&quot;муж&quot;;[.D918]&gt;[.E91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919]=&quot;муж&quot;;[.D919]&gt;[.E91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1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920]=&quot;муж&quot;;[.D920]&gt;[.E92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IF(AND([.B921]=&quot;муж&quot;;[.D921]&gt;[.E92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922]=&quot;муж&quot;;[.D922]&gt;[.E92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923]=&quot;муж&quot;;[.D923]&gt;[.E92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924]=&quot;муж&quot;;[.D924]&gt;[.E92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IF(AND([.B925]=&quot;муж&quot;;[.D925]&gt;[.E92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926]=&quot;муж&quot;;[.D926]&gt;[.E92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927]=&quot;муж&quot;;[.D927]&gt;[.E92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928]=&quot;муж&quot;;[.D928]&gt;[.E92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929]=&quot;муж&quot;;[.D929]&gt;[.E92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2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930]=&quot;муж&quot;;[.D930]&gt;[.E93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931]=&quot;муж&quot;;[.D931]&gt;[.E931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932]=&quot;муж&quot;;[.D932]&gt;[.E93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933]=&quot;муж&quot;;[.D933]&gt;[.E93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934]=&quot;муж&quot;;[.D934]&gt;[.E93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935]=&quot;муж&quot;;[.D935]&gt;[.E93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936]=&quot;муж&quot;;[.D936]&gt;[.E93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937]=&quot;муж&quot;;[.D937]&gt;[.E93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938]=&quot;муж&quot;;[.D938]&gt;[.E93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939]=&quot;муж&quot;;[.D939]&gt;[.E93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3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940]=&quot;муж&quot;;[.D940]&gt;[.E94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941]=&quot;муж&quot;;[.D941]&gt;[.E94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942]=&quot;муж&quot;;[.D942]&gt;[.E94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943]=&quot;муж&quot;;[.D943]&gt;[.E943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IF(AND([.B944]=&quot;муж&quot;;[.D944]&gt;[.E94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IF(AND([.B945]=&quot;муж&quot;;[.D945]&gt;[.E94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5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946]=&quot;муж&quot;;[.D946]&gt;[.E946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947]=&quot;муж&quot;;[.D947]&gt;[.E94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IF(AND([.B948]=&quot;муж&quot;;[.D948]&gt;[.E948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IF(AND([.B949]=&quot;муж&quot;;[.D949]&gt;[.E94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4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50]=&quot;муж&quot;;[.D950]&gt;[.E95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0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951]=&quot;муж&quot;;[.D951]&gt;[.E95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IF(AND([.B952]=&quot;муж&quot;;[.D952]&gt;[.E95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IF(AND([.B953]=&quot;муж&quot;;[.D953]&gt;[.E95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IF(AND([.B954]=&quot;муж&quot;;[.D954]&gt;[.E954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955]=&quot;муж&quot;;[.D955]&gt;[.E95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IF(AND([.B956]=&quot;муж&quot;;[.D956]&gt;[.E95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IF(AND([.B957]=&quot;муж&quot;;[.D957]&gt;[.E95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58]=&quot;муж&quot;;[.D958]&gt;[.E95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959]=&quot;муж&quot;;[.D959]&gt;[.E95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5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60]=&quot;муж&quot;;[.D960]&gt;[.E96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961]=&quot;муж&quot;;[.D961]&gt;[.E96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962]=&quot;муж&quot;;[.D962]&gt;[.E96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2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963]=&quot;муж&quot;;[.D963]&gt;[.E96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964]=&quot;муж&quot;;[.D964]&gt;[.E96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4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AND([.B965]=&quot;муж&quot;;[.D965]&gt;[.E96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IF(AND([.B966]=&quot;муж&quot;;[.D966]&gt;[.E96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967]=&quot;муж&quot;;[.D967]&gt;[.E96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IF(AND([.B968]=&quot;муж&quot;;[.D968]&gt;[.E96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IF(AND([.B969]=&quot;муж&quot;;[.D969]&gt;[.E96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6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70]=&quot;муж&quot;;[.D970]&gt;[.E97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71]=&quot;муж&quot;;[.D971]&gt;[.E97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IF(AND([.B972]=&quot;муж&quot;;[.D972]&gt;[.E97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973]=&quot;муж&quot;;[.D973]&gt;[.E97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3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IF(AND([.B974]=&quot;муж&quot;;[.D974]&gt;[.E97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75]=&quot;муж&quot;;[.D975]&gt;[.E97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IF(AND([.B976]=&quot;муж&quot;;[.D976]&gt;[.E97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IF(AND([.B977]=&quot;муж&quot;;[.D977]&gt;[.E97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978]=&quot;муж&quot;;[.D978]&gt;[.E97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IF(AND([.B979]=&quot;муж&quot;;[.D979]&gt;[.E97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7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980]=&quot;муж&quot;;[.D980]&gt;[.E98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IF(AND([.B981]=&quot;муж&quot;;[.D981]&gt;[.E98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1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AND([.B982]=&quot;муж&quot;;[.D982]&gt;[.E982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IF(AND([.B983]=&quot;муж&quot;;[.D983]&gt;[.E98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number-columns-repeated="2" table:style-name="ce5" office:value-type="float" office:value="56" calcext:value-type="float">
            <text:p>56</text:p>
          </table:table-cell>
          <table:table-cell table:number-columns-repeated="2"/>
          <table:table-cell table:formula="of:=IF(AND([.B984]=&quot;муж&quot;;[.D984]&gt;[.E98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IF(AND([.B985]=&quot;муж&quot;;[.D985]&gt;[.E985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IF(AND([.B986]=&quot;муж&quot;;[.D986]&gt;[.E98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6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IF(AND([.B987]=&quot;муж&quot;;[.D987]&gt;[.E98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7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IF(AND([.B988]=&quot;муж&quot;;[.D988]&gt;[.E98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8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989]=&quot;муж&quot;;[.D989]&gt;[.E989]);1;0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89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IF(AND([.B990]=&quot;муж&quot;;[.D990]&gt;[.E99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IF(AND([.B991]=&quot;муж&quot;;[.D991]&gt;[.E99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1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IF(AND([.B992]=&quot;муж&quot;;[.D992]&gt;[.E992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2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IF(AND([.B993]=&quot;муж&quot;;[.D993]&gt;[.E993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3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IF(AND([.B994]=&quot;муж&quot;;[.D994]&gt;[.E994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4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IF(AND([.B995]=&quot;муж&quot;;[.D995]&gt;[.E995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5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IF(AND([.B996]=&quot;муж&quot;;[.D996]&gt;[.E996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6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IF(AND([.B997]=&quot;муж&quot;;[.D997]&gt;[.E997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7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тудент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IF(AND([.B998]=&quot;муж&quot;;[.D998]&gt;[.E998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8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IF(AND([.B999]=&quot;муж&quot;;[.D999]&gt;[.E999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999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пенсионер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IF(AND([.B1000]=&quot;муж&quot;;[.D1000]&gt;[.E1000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участник 1000</text:p>
          </table:table-cell>
          <table:table-cell table:style-name="ce2" office:value-type="string" calcext:value-type="string">
            <text:p>жен</text:p>
          </table:table-cell>
          <table:table-cell table:style-name="ce2" office:value-type="string" calcext:value-type="string">
            <text:p>служащий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IF(AND([.B1001]=&quot;муж&quot;;[.D1001]&gt;[.E1001]);1;0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4">
          <table:table-cell table:number-columns-repeated="7"/>
          <table:table-cell table:style-name="ce7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number-columns-repeated="1011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11:11:46.2650858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icrosoft Corporation</meta:initial-creator>
    <meta:creation-date>1996-10-08T23:32:33Z</meta:creation-date>
    <dc:date>2023-09-25T11:24:07.680725921</dc:date>
    <meta:editing-duration>PT13M12S</meta:editing-duration>
    <meta:editing-cycles>3</meta:editing-cycles>
    <meta:document-statistic meta:table-count="1" meta:cell-count="6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954cm" svg:height="5.599cm" xlink:href=".." xlink:type="simple" chart:class="chart:circle" chart:style-name="ch1">
        <chart:legend chart:legend-position="end" svg:x="8.114cm" svg:y="1.753cm" style:legend-expansion="high" chart:style-name="ch2"/>
        <chart:plot-area chart:style-name="ch3" table:cell-range-address="task19.F5:task19.G8" chart:data-source-has-labels="column" svg:x="0.199cm" svg:y="0.111cm" svg:width="7.716cm" svg:height="5.377cm">
          <chartooo:coordinate-region svg:x="1.369cm" svg:y="0.112cm" svg:width="5.376cm" svg:height="5.376cm"/>
          <chart:axis chart:dimension="x" chart:name="primary-x" chart:style-name="ch4" chartooo:axis-type="auto">
            <chartooo:date-scale/>
            <chart:categories table:cell-range-address="task19.F5:task19.F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sk19.G5:task19.G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муж.л.</text:p>
                <draw:g>
                  <svg:desc>task19.F5:task19.F8</svg:desc>
                </draw:g>
              </table:table-cell>
              <table:table-cell office:value-type="float" office:value="48.6363636363636">
                <text:p>48.6363636363636</text:p>
                <draw:g>
                  <svg:desc>task19.G5:task19.G8</svg:desc>
                </draw:g>
              </table:table-cell>
            </table:table-row>
            <table:table-row>
              <table:table-cell office:value-type="string">
                <text:p>жен.л.</text:p>
              </table:table-cell>
              <table:table-cell office:value-type="float" office:value="47.7163561076605">
                <text:p>47.7163561076605</text:p>
              </table:table-cell>
            </table:table-row>
            <table:table-row>
              <table:table-cell office:value-type="string">
                <text:p>муж.п.</text:p>
              </table:table-cell>
              <table:table-cell office:value-type="float" office:value="53.4990328820116">
                <text:p>53.4990328820116</text:p>
              </table:table-cell>
            </table:table-row>
            <table:table-row>
              <table:table-cell office:value-type="string">
                <text:p>жен.п.</text:p>
              </table:table-cell>
              <table:table-cell office:value-type="float" office:value="55.1076604554866">
                <text:p>55.1076604554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